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25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2.163cm" fo:min-width="2.294cm"/>
    </style:style>
    <style:style style:name="gr4" style:family="graphic" style:parent-style-name="standard">
      <style:graphic-properties svg:stroke-color="#000000" draw:fill="gradient" draw:fill-color="#eeeeee" draw:fill-gradient-name="Gradient_20_24" draw:textarea-horizontal-align="justify" draw:textarea-vertical-align="middle" draw:auto-grow-height="false" fo:min-height="3.474cm" fo:min-width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3cm"/>
      <style:paragraph-properties style:writing-mode="lr-tb"/>
    </style:style>
    <style:style style:name="gr6" style:family="graphic" style:parent-style-name="standard">
      <style:graphic-properties svg:stroke-color="#000000" draw:fill="gradient" draw:fill-gradient-name="Gradient_20_27" draw:textarea-horizontal-align="justify" draw:textarea-vertical-align="middle" draw:auto-grow-height="false" fo:min-height="2.235cm" fo:min-width="2.8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5cm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b2b2b2" draw:marker-start="Arrow" draw:marker-start-width="0.517cm" draw:marker-end="Arrow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loext:graphic-properties draw:fill="gradient" draw:fill-color="#eeeeee" draw:fill-gradient-name="Gradient_20_25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loext:graphic-properties draw:fill="gradient" draw:fill-gradient-name="Gradient_20_20"/>
      <style:paragraph-properties fo:text-align="center"/>
    </style:style>
    <style:style style:name="P4" style:family="paragraph">
      <loext:graphic-properties draw:fill="gradient" draw:fill-color="#eeeeee" draw:fill-gradient-name="Gradient_20_24"/>
      <style:paragraph-properties fo:text-align="center"/>
    </style:style>
    <style:style style:name="P5" style:family="paragraph">
      <loext:graphic-properties draw:fill="gradient" draw:fill-gradient-name="Gradient_20_27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5.475cm" svg:y="2.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0.962cm" svg:x="7.372cm" svg:y="2.648cm">
          <draw:text-box>
            <text:p><text:span text:style-name="T1">CNN</text:span></text:p>
          </draw:text-box>
        </draw:frame>
        <draw:custom-shape draw:style-name="gr3" draw:text-style-name="P3" draw:layer="layout" svg:width="2.794cm" svg:height="2.413cm" svg:x="1.813cm" svg:y="1.9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13cm" svg:height="0.962cm" svg:x="2.067cm" svg:y="2.567cm">
          <draw:text-box>
            <text:p><text:span text:style-name="T1">image</text:span></text:p>
          </draw:text-box>
        </draw:frame>
        <draw:custom-shape draw:style-name="gr4" draw:text-style-name="P4" draw:layer="layout" svg:width="0.889cm" svg:height="3.81cm" svg:x="12.051cm" svg:y="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893cm" svg:height="0.962cm" draw:transform="rotate (1.5707963267949) translate (11.947cm 5.225cm)">
          <draw:text-box>
            <text:p><text:span text:style-name="T1">embedding</text:span></text:p>
          </draw:text-box>
        </draw:frame>
        <draw:custom-shape draw:style-name="gr6" draw:text-style-name="P5" draw:layer="layout" svg:width="5.255cm" svg:height="3.949cm" svg:x="14.065cm" svg:y="3.2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2" draw:layer="layout" svg:width="5.332cm" svg:height="0.962cm" svg:x="14.038cm" svg:y="4.694cm">
          <draw:text-box>
            <text:p><text:span text:style-name="T1">contrastive loss</text:span></text:p>
          </draw:text-box>
        </draw:frame>
        <draw:line draw:style-name="gr8" draw:text-style-name="P6" draw:layer="layout" svg:x1="4.558cm" svg:y1="3.202cm" svg:x2="5.474cm" svg:y2="3.202cm">
          <text:p/>
        </draw:line>
        <draw:line draw:style-name="gr8" draw:text-style-name="P6" draw:layer="layout" svg:x1="11.145cm" svg:y1="3.202cm" svg:x2="12.061cm" svg:y2="3.202cm">
          <text:p/>
        </draw:line>
        <draw:custom-shape draw:style-name="gr1" draw:text-style-name="P1" draw:layer="layout" svg:width="5.715cm" svg:height="1.905cm" svg:x="5.476cm" svg:y="6.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21cm" svg:height="0.962cm" svg:x="7.373cm" svg:y="6.648cm">
          <draw:text-box>
            <text:p><text:span text:style-name="T1">CNN</text:span></text:p>
          </draw:text-box>
        </draw:frame>
        <draw:custom-shape draw:style-name="gr3" draw:text-style-name="P3" draw:layer="layout" svg:width="2.794cm" svg:height="2.413cm" svg:x="1.814cm" svg:y="5.95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13cm" svg:height="0.962cm" svg:x="2.068cm" svg:y="6.567cm">
          <draw:text-box>
            <text:p><text:span text:style-name="T1">image</text:span></text:p>
          </draw:text-box>
        </draw:frame>
        <draw:custom-shape draw:style-name="gr4" draw:text-style-name="P4" draw:layer="layout" svg:width="0.889cm" svg:height="3.81cm" svg:x="12.052cm" svg:y="5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893cm" svg:height="0.962cm" draw:transform="rotate (1.5707963267949) translate (11.948cm 9.225cm)">
          <draw:text-box>
            <text:p><text:span text:style-name="T1">embedding</text:span></text:p>
          </draw:text-box>
        </draw:frame>
        <draw:line draw:style-name="gr8" draw:text-style-name="P6" draw:layer="layout" svg:x1="4.559cm" svg:y1="7.202cm" svg:x2="5.475cm" svg:y2="7.202cm">
          <text:p/>
        </draw:line>
        <draw:line draw:style-name="gr8" draw:text-style-name="P6" draw:layer="layout" svg:x1="11.146cm" svg:y1="7.202cm" svg:x2="12.062cm" svg:y2="7.202cm">
          <text:p/>
        </draw:line>
        <draw:line draw:style-name="gr8" draw:text-style-name="P6" draw:layer="layout" svg:x1="12.938cm" svg:y1="3.159cm" svg:x2="14.716cm" svg:y2="4.302cm">
          <text:p/>
        </draw:line>
        <draw:line draw:style-name="gr8" draw:text-style-name="P6" draw:layer="layout" svg:x1="12.97cm" svg:y1="7.223cm" svg:x2="14.716cm" svg:y2="6.334cm">
          <text:p/>
        </draw:line>
        <draw:frame draw:style-name="gr9" draw:text-style-name="P2" draw:layer="layout" svg:width="5.125cm" svg:height="0.962cm" svg:x="2.728cm" svg:y="4.637cm">
          <draw:text-box>
            <text:p><text:span text:style-name="T1">shared weights</text:span></text:p>
          </draw:text-box>
        </draw:frame>
        <draw:line draw:style-name="gr10" draw:text-style-name="P6" draw:layer="layout" svg:x1="8.398cm" svg:y1="6.245cm" svg:x2="8.398cm" svg:y2="4.11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6f9d4" draw:end-color="#5eb91e" draw:start-intensity="100%" draw:end-intensity="100%" draw:border="0%"/>
    <draw:gradient draw:name="Gradient_20_24" draw:display-name="Gradient 24" draw:style="radial" draw:cx="50%" draw:cy="50%" draw:start-color="#ffffd7" draw:end-color="#ffff6d" draw:start-intensity="100%" draw:end-intensity="100%" draw:border="0%"/>
    <draw:gradient draw:name="Gradient_20_25" draw:display-name="Gradient 25" draw:style="radial" draw:cx="50%" draw:cy="50%" draw:start-color="#eeeeee" draw:end-color="#b2b2b2" draw:start-intensity="100%" draw:end-intensity="100%" draw:border="0%"/>
    <draw:gradient draw:name="Gradient_20_27" draw:display-name="Gradient 27" draw:style="radial" draw:cx="50%" draw:cy="50%" draw:start-color="#ffd8ce" draw:end-color="#ff6d6d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2T15:37:23.813000000</meta:creation-date>
    <meta:generator>LibreOffice/6.4.0.3$Windows_X86_64 LibreOffice_project/b0a288ab3d2d4774cb44b62f04d5d28733ac6df8</meta:generator>
    <dc:date>2020-06-22T15:59:14.090000000</dc:date>
    <meta:editing-duration>PT9M21S</meta:editing-duration>
    <meta:editing-cycles>3</meta:editing-cycles>
    <meta:document-statistic meta:object-count="22"/>
  </office:meta>
</office:document-meta>
</file>